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0" svg:font-family="CMR10"/>
    <style:font-face style:name="Mangal1" svg:font-family="Mangal"/>
    <style:font-face style:name="OpenSymbol1" svg:font-family="OpenSymbol"/>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5"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8"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19"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20"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21"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22" style:family="paragraph" style:parent-style-name="Text_20_body">
      <style:text-properties style:font-name="Arial" fo:font-size="10pt" style:font-name-asian="TimesNewRomanPSMT" style:font-size-asian="10pt" style:font-name-complex="TimesNewRomanPSMT" style:font-size-complex="10pt"/>
    </style:style>
    <style:style style:name="P23" style:family="paragraph" style:parent-style-name="Table_20_Contents">
      <style:text-properties style:font-name="Arial"/>
    </style:style>
    <style:style style:name="P24" style:family="paragraph" style:parent-style-name="Table_20_Contents">
      <style:text-properties style:font-name="Arial" fo:font-weight="bold" style:font-weight-asian="bold" style:font-weight-complex="bold"/>
    </style:style>
    <style:style style:name="P25" style:family="paragraph" style:parent-style-name="Text_20_body">
      <style:text-properties style:font-name="Arial" fo:font-size="10pt" style:font-name-asian="TimesNewRomanPSMT" style:font-size-asian="10pt" style:font-name-complex="TimesNewRomanPSMT" style:font-size-complex="10pt"/>
    </style:style>
    <style:style style:name="P26" style:family="paragraph" style:parent-style-name="Text_20_body" style:list-style-name="L1"/>
    <style:style style:name="P2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2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29" style:family="paragraph" style:parent-style-name="Standard" style:list-style-name="L2"/>
    <style:style style:name="P30"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autospace="none"/>
    </style:style>
    <style:style style:name="P32" style:family="paragraph" style:parent-style-name="Heading_20_2">
      <style:text-properties style:font-name="Arial"/>
    </style:style>
    <style:style style:name="P33" style:family="paragraph" style:parent-style-name="Heading_20_1">
      <style:text-properties style:font-name="Arial"/>
    </style:style>
    <style:style style:name="P34"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35" style:family="paragraph" style:parent-style-name="Heading_20_1">
      <style:text-properties style:font-name="Arial2" fo:font-size="16.1000003814697pt" style:font-size-asian="16.1000003814697pt" style:font-size-complex="16.1000003814697pt"/>
    </style:style>
    <style:style style:name="P36" style:family="paragraph" style:parent-style-name="Heading_20_1">
      <style:text-properties fo:font-style="normal" style:font-style-asian="normal" style:font-style-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able_20_Contents">
      <style:text-properties style:font-name="Arial"/>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Arial1" fo:font-size="11pt" style:font-name-asian="Arial1" style:font-size-asian="11pt" style:font-name-complex="Arial1" style:font-size-complex="11pt"/>
    </style:style>
    <style:style style:name="T4" style:family="text">
      <style:text-properties style:text-underline-style="none"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fo:letter-spacing="normal" fo:language="en" fo:country="GB" style:font-name-asian="Calibri" style:font-name-complex="Calibri" style:text-scale="100%"/>
    </style:style>
    <style:style style:name="T7" style:family="text">
      <style:text-properties fo:font-style="normal" style:font-style-asian="normal" style:font-style-complex="normal"/>
    </style:style>
    <style:style style:name="T8" style:family="text">
      <style:text-properties fo:font-style="normal" fo:font-weight="bold" style:font-name-asian="TimesNewRomanPS-BoldMT" style:font-style-asian="normal" style:font-weight-asian="bold" style:font-name-complex="TimesNewRomanPS-BoldMT" style:font-style-complex="normal" style:font-weight-complex="bold"/>
    </style:style>
    <style:style style:name="T9"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7"/>
      <text:p text:style-name="P7">Project Maintenance Manual: GROUP 12</text:p>
      <text:p text:style-name="P8"/>
      <text:p text:style-name="P9"/>
      <text:p text:style-name="P12"><text:span text:style-name="T4">Aut</text:span><text:span text:style-name="T5">hors: </text:span><text:span text:style-name="T6">bea16, dpb1, alh32, fik, anp28, srp11, lps1, lot15, thw10</text:span></text:p>
      <text:p text:style-name="P13">Config Ref: N/A</text:p>
      <text:p text:style-name="P13">Date: 27/01/2014</text:p>
      <text:p text:style-name="P13">Version: 0.1</text:p>
      <text:p text:style-name="P13">Status: Draft</text:p>
      <text:p text:style-name="P10"/>
      <text:p text:style-name="P10"/>
      <text:p text:style-name="P15"/>
      <text:p text:style-name="P15"/>
      <text:p text:style-name="P15"/>
      <text:p text:style-name="P10"/>
      <text:p text:style-name="P11">Department of Computer Science</text:p>
      <text:p text:style-name="P14">Aberystwyth University</text:p>
      <text:p text:style-name="P14">Aberystwyth</text:p>
      <text:p text:style-name="P14">Ceredigion</text:p>
      <text:p text:style-name="P14">SY23 3DB</text:p>
      <text:p text:style-name="P14">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1 INTRODUCTION<text:tab/>3</text:p>
          <text:p text:style-name="P39">1.1 Purpose of this Document<text:tab/>3</text:p>
          <text:p text:style-name="P39">1.2 Scope<text:tab/>3</text:p>
          <text:p text:style-name="P39">1.3 Objectives<text:tab/>3</text:p>
          <text:p text:style-name="P37">2 PROGRAM DESCRIPTION<text:tab/>3</text:p>
          <text:p text:style-name="P37">3 PROGRAM STRUCTURE<text:tab/>3</text:p>
          <text:p text:style-name="P37">4 ALGORITHMS<text:tab/>3</text:p>
          <text:p text:style-name="P37">5 THE MAIN DATA AREAS<text:tab/>3</text:p>
          <text:p text:style-name="P37">6 FILES<text:tab/>3</text:p>
          <text:p text:style-name="P37">7 INTERFACES<text:tab/>3</text:p>
          <text:p text:style-name="P37">8 SUGGESTIONS FOR IMPOVEMENTS<text:tab/>3</text:p>
          <text:p text:style-name="P37">9 THINGS TO WATCH FOR WHEN MAKING CHANGES<text:tab/>3</text:p>
          <text:p text:style-name="P37">10 LIMITATIONS OF THE PROGRAM<text:tab/>3</text:p>
          <text:p text:style-name="P37">11 REBUILDING AND TESTING<text:tab/>3</text:p>
          <text:p text:style-name="P37">12 REFERENCES<text:tab/>3</text:p>
          <text:p text:style-name="P37">APPENDICES<text:tab/>3</text:p>
          <text:p text:style-name="P37">Document History<text:tab/>3</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soft-page-break/>1 INTRODUCTION</text:h>
      <text:h text:style-name="P32" text:outline-level="2">1.1 Purpose of this Document</text:h>
      <text:p text:style-name="Standard"><text:span text:style-name="T1">The purpose of this document is to answer any questions that a program maintainer may have. Failing that, this document should point the maintainer to the part of the program responsible for the answer they're looking for. This document should allow the program maintainer to understand how the program works, which parts do what and how they interact.</text:span></text:p>
      <text:h text:style-name="P32" text:outline-level="2">1.2 Scope</text:h>
      <text:p text:style-name="Standard">This document should be read by any program maintainer who's working on this program and will include the following main sections:</text:p>
      <text:p text:style-name="Standard"/>
      <text:list xml:id="list748309337774667350" text:style-name="L1">
        <text:list-item>
          <text:p text:style-name="P26">Program description</text:p>
        </text:list-item>
        <text:list-item>
          <text:p text:style-name="P26">Program structure </text:p>
        </text:list-item>
        <text:list-item>
          <text:p text:style-name="P26">Algorithms </text:p>
        </text:list-item>
        <text:list-item>
          <text:p text:style-name="P26">The main data areas </text:p>
        </text:list-item>
        <text:list-item>
          <text:p text:style-name="P26">Files </text:p>
        </text:list-item>
        <text:list-item>
          <text:p text:style-name="P26">Interfaces </text:p>
        </text:list-item>
        <text:list-item>
          <text:p text:style-name="P26">Suggestions for improvements </text:p>
        </text:list-item>
        <text:list-item>
          <text:p text:style-name="P26">Things to watch for when making changes </text:p>
        </text:list-item>
        <text:list-item>
          <text:p text:style-name="P26">Physical limitations of the program </text:p>
        </text:list-item>
        <text:list-item>
          <text:p text:style-name="P26">Rebuilding and Testing</text:p>
        </text:list-item>
      </text:list>
      <text:h text:style-name="P32" text:outline-level="2">1.3 Objectives</text:h>
      <text:p text:style-name="Standard">The objectives of this document are to help a program maintainer understand the integral parts of the program to such an extent that they can know which bits need altering and allow them to either find their answer, or find where the answer they're looking for is located.</text:p>
      <text:p text:style-name="Standard"/>
      <text:p text:style-name="Standard">Objectives include:</text:p>
      <text:p text:style-name="Standard"/>
      <text:list xml:id="list2947811847748793488" text:style-name="L2">
        <text:list-item>
          <text:p text:style-name="P29">To make the program understandable to a third party</text:p>
        </text:list-item>
        <text:list-item>
          <text:p text:style-name="P29">To allow maintenance to be undertaken on the program</text:p>
        </text:list-item>
        <text:list-item>
          <text:p text:style-name="P29"><text:span text:style-name="T1">To explain each important part of the program</text:span></text:p>
        </text:list-item>
      </text:list>
      <text:h text:style-name="P35" text:outline-level="1"><text:soft-page-break/><text:span text:style-name="T7">2 </text:span><text:span text:style-name="T8">PROGRAM DESCRIPTION</text:span></text:h>
      <text:h text:style-name="P35" text:outline-level="1"><text:span text:style-name="T7">3 </text:span><text:span text:style-name="T8">PROGRAM STRUCTURE</text:span></text:h>
      <text:h text:style-name="P35" text:outline-level="1"><text:span text:style-name="T7">4 </text:span><text:span text:style-name="T8">ALGORITHMS</text:span></text:h>
      <text:h text:style-name="P35" text:outline-level="1"><text:span text:style-name="T7">5 </text:span><text:span text:style-name="T8">THE MAIN DATA AREAS</text:span></text:h>
      <text:h text:style-name="P35" text:outline-level="1"><text:span text:style-name="T8">6 </text:span><text:span text:style-name="T9">FILES</text:span></text:h>
      <text:h text:style-name="P35" text:outline-level="1"><text:span text:style-name="T8">7 </text:span><text:span text:style-name="T8">INTERFACES</text:span></text:h>
      <text:h text:style-name="Heading_20_1" text:outline-level="1"><text:span text:style-name="T8">8 </text:span><text:span text:style-name="T8">SUGGESTIONS FOR IMPOVEMENTS</text:span></text:h>
      <text:h text:style-name="Heading_20_1" text:outline-level="1"><text:span text:style-name="T8">9 </text:span><text:span text:style-name="T8">THINGS TO WATCH FOR WHEN MAKING CHANGES</text:span></text:h>
      <text:h text:style-name="P36" text:outline-level="1">10 LIMITATIONS OF THE PROGRAM</text:h>
      <text:h text:style-name="P36" text:outline-level="1">11 REBUILDING AND TESTING</text:h>
      <text:h text:style-name="P33" text:outline-level="1">12 REFERENCES</text:h>
      <text:p text:style-name="P22">[1] Software Engineering Group Projects. Design Specification Standards. C. J. Price, N.W.Hardy and B.P.Tiddeman. SE.QA.05A. 1.7. Release.</text:p>
      <text:p text:style-name="P22">[2] Software Engineering Group Projects. Producing a Final Report. C. J. Price, N.W.Hardy and B.P.Tiddeman. SE.QA.11. 1.7. Release.</text:p>
      <text:h text:style-name="P34" text:outline-level="1">APPENDICES</text:h>
      <text:h text:style-name="P33" text:outline-level="1">Document History</text:h>
      <text:p text:style-name="P17"/>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4">Version</text:p>
          </table:table-cell>
          <table:table-cell table:style-name="Table5.A1" office:value-type="string">
            <text:p text:style-name="P24">CCF No.</text:p>
          </table:table-cell>
          <table:table-cell table:style-name="Table5.A1" office:value-type="string">
            <text:p text:style-name="P24">Date</text:p>
          </table:table-cell>
          <table:table-cell table:style-name="Table5.A1" office:value-type="string">
            <text:p text:style-name="P24">Changes made to the document</text:p>
          </table:table-cell>
          <table:table-cell table:style-name="Table5.E1" office:value-type="string">
            <text:p text:style-name="P24">Changed by</text:p>
          </table:table-cell>
        </table:table-row>
        <table:table-row>
          <table:table-cell table:style-name="Table5.A2" office:value-type="float" office:value="0.1">
            <text:p text:style-name="P23">0.1</text:p>
          </table:table-cell>
          <table:table-cell table:style-name="Table5.B2" office:value-type="string">
            <text:p text:style-name="P23">N/A</text:p>
          </table:table-cell>
          <table:table-cell table:style-name="Table5.C2" office:value-type="date" office:date-value="2014-01-27">
            <text:p text:style-name="P16">27/01/14</text:p>
          </table:table-cell>
          <table:table-cell table:style-name="Table5.B2" office:value-type="string">
            <text:p text:style-name="P23">Initial creation.</text:p>
          </table:table-cell>
          <table:table-cell table:style-name="Table5.E2" office:value-type="string">
            <text:p text:style-name="P6"><text:span text:style-name="Default_20_Paragraph_20_Font"><text:span text:style-name="T2">LPS1</text:span></text:span></text:p>
          </table:table-cell>
        </table:table-row>
        <table:table-row>
          <table:table-cell table:style-name="Table5.A2" office:value-type="float" office:value="0.2">
            <text:p text:style-name="P23">0.2</text:p>
          </table:table-cell>
          <table:table-cell table:style-name="Table5.B2" office:value-type="string">
            <text:p text:style-name="P23">N/A</text:p>
          </table:table-cell>
          <table:table-cell table:style-name="Table5.C2" office:value-type="date" office:date-value="2014-01-28">
            <text:p text:style-name="P16">28/01/14</text:p>
          </table:table-cell>
          <table:table-cell table:style-name="Table5.B2" office:value-type="string">
            <text:p text:style-name="P23">Added content in the introduction.</text:p>
          </table:table-cell>
          <table:table-cell table:style-name="Table5.E2" office:value-type="string">
            <text:p text:style-name="P6">FIK</text:p>
          </table:table-cell>
        </table:table-row>
      </table:table>
      <text:p text:style-name="P20"><text:line-break/><text:soft-page-break/><text:line-break/></text:p>
      <text:p text:style-name="P20"/>
      <text:p text:style-name="P21"/>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0" svg:font-family="CMR10"/>
    <style:font-face style:name="Mangal1" svg:font-family="Mangal"/>
    <style:font-face style:name="OpenSymbol1" svg:font-family="OpenSymbol"/>
    <style:font-face style:name="TimesNewRomanPS-BoldMT" svg:font-family="TimesNewRomanPS-BoldMT"/>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style style:name="MT2" style:family="text">
      <style:text-properties style:font-name="Arial1" fo:font-size="11pt" style:font-name-asian="Arial1" style:font-size-asian="11pt" style:font-name-complex="Arial1"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text:span><text:span text:style-name="MT2">Project Maintenance Manual</text:span><text:tab/><text:span text:style-name="MT1">v0.2<text:tab/>Draft</text:span></text:p>
      </style:header>
      <style:footer>
        <text:p text:style-name="MP2">Aberystwyth University / Computer Science<text:tab/><text:tab/>Page <text:page-number text:select-page="current">5</text:page-number> of <text:page-count>5</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8T10:11:13.85</dc:date>
    <meta:editing-duration>PT16H45M2S</meta:editing-duration>
    <meta:editing-cycles>179</meta:editing-cycles>
    <meta:generator>OpenOffice/4.0.1$Win32 OpenOffice.org_project/401m5$Build-9714</meta:generator>
    <meta:document-statistic meta:table-count="1" meta:image-count="0" meta:object-count="0" meta:page-count="5" meta:paragraph-count="84" meta:word-count="441" meta:character-count="2628"/>
  </office:meta>
</office:document-meta>
</file>